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16.374cm"/>
    </style:style>
    <style:style style:name="co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006cm"/>
    </style:style>
    <style:style style:name="co15" style:family="table-column">
      <style:table-column-properties fo:break-before="auto" style:column-width="4.128cm"/>
    </style:style>
    <style:style style:name="co16" style:family="table-column">
      <style:table-column-properties fo:break-before="auto" style:column-width="4.591cm"/>
    </style:style>
    <style:style style:name="co17" style:family="table-column">
      <style:table-column-properties fo:break-before="auto" style:column-width="5.44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3.498cm"/>
    </style:style>
    <style:style style:name="co12" style:family="table-column">
      <style:table-column-properties fo:break-before="auto" style:column-width="4.209cm"/>
    </style:style>
    <style:style style:name="co13" style:family="table-column">
      <style:table-column-properties fo:break-before="auto" style:column-width="3.881cm"/>
    </style:style>
    <style:style style:name="co18" style:family="table-column">
      <style:table-column-properties fo:break-before="auto" style:column-width="6.368cm"/>
    </style:style>
    <style:style style:name="co19" style:family="table-column">
      <style:table-column-properties fo:break-before="auto" style:column-width="4.646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2.108cm"/>
    </style:style>
    <style:style style:name="ro1" style:family="table-row">
      <style:table-row-properties style:row-height="1.868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2.263cm" fo:break-before="auto" style:use-optimal-row-height="false"/>
    </style:style>
    <style:style style:name="ro50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5.106cm" fo:break-before="auto" style:use-optimal-row-height="fals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3.21cm" fo:break-before="auto" style:use-optimal-row-height="false"/>
    </style:style>
    <style:style style:name="ro15" style:family="table-row">
      <style:table-row-properties style:row-height="2.29cm" fo:break-before="auto" style:use-optimal-row-height="false"/>
    </style:style>
    <style:style style:name="ro16" style:family="table-row">
      <style:table-row-properties style:row-height="5.528cm" fo:break-before="auto" style:use-optimal-row-height="false"/>
    </style:style>
    <style:style style:name="ro17" style:family="table-row">
      <style:table-row-properties style:row-height="1.446cm" fo:break-before="auto" style:use-optimal-row-height="false"/>
    </style:style>
    <style:style style:name="ro18" style:family="table-row">
      <style:table-row-properties style:row-height="8.581cm" fo:break-before="auto" style:use-optimal-row-height="false"/>
    </style:style>
    <style:style style:name="ro19" style:family="table-row">
      <style:table-row-properties style:row-height="5.239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2.605cm" fo:break-before="auto" style:use-optimal-row-height="false"/>
    </style:style>
    <style:style style:name="ro22" style:family="table-row">
      <style:table-row-properties style:row-height="5.738cm" fo:break-before="auto" style:use-optimal-row-height="false"/>
    </style:style>
    <style:style style:name="ro24" style:family="table-row">
      <style:table-row-properties style:row-height="2.131cm" fo:break-before="auto" style:use-optimal-row-height="false"/>
    </style:style>
    <style:style style:name="ro25" style:family="table-row">
      <style:table-row-properties style:row-height="2.658cm" fo:break-before="auto" style:use-optimal-row-height="false"/>
    </style:style>
    <style:style style:name="ro26" style:family="table-row">
      <style:table-row-properties style:row-height="3.526cm" fo:break-before="auto" style:use-optimal-row-height="false"/>
    </style:style>
    <style:style style:name="ro27" style:family="table-row">
      <style:table-row-properties style:row-height="3.552cm" fo:break-before="auto" style:use-optimal-row-height="false"/>
    </style:style>
    <style:style style:name="ro28" style:family="table-row">
      <style:table-row-properties style:row-height="6.791cm" fo:break-before="auto" style:use-optimal-row-height="false"/>
    </style:style>
    <style:style style:name="ro29" style:family="table-row">
      <style:table-row-properties style:row-height="3.501cm" fo:break-before="auto" style:use-optimal-row-height="false"/>
    </style:style>
    <style:style style:name="ro30" style:family="table-row">
      <style:table-row-properties style:row-height="7.003cm" fo:break-before="auto" style:use-optimal-row-height="false"/>
    </style:style>
    <style:style style:name="ro31" style:family="table-row">
      <style:table-row-properties style:row-height="5.265cm" fo:break-before="auto" style:use-optimal-row-height="false"/>
    </style:style>
    <style:style style:name="ro32" style:family="table-row">
      <style:table-row-properties style:row-height="4.528cm" fo:break-before="auto" style:use-optimal-row-height="false"/>
    </style:style>
    <style:style style:name="ro33" style:family="table-row">
      <style:table-row-properties style:row-height="4.449cm" fo:break-before="auto" style:use-optimal-row-height="false"/>
    </style:style>
    <style:style style:name="ro34" style:family="table-row">
      <style:table-row-properties style:row-height="5.08cm" fo:break-before="auto" style:use-optimal-row-height="false"/>
    </style:style>
    <style:style style:name="ro35" style:family="table-row">
      <style:table-row-properties style:row-height="2.499cm" fo:break-before="auto" style:use-optimal-row-height="false"/>
    </style:style>
    <style:style style:name="ro36" style:family="table-row">
      <style:table-row-properties style:row-height="3.844cm" fo:break-before="auto" style:use-optimal-row-height="false"/>
    </style:style>
    <style:style style:name="ro37" style:family="table-row">
      <style:table-row-properties style:row-height="3.08cm" fo:break-before="auto" style:use-optimal-row-height="false"/>
    </style:style>
    <style:style style:name="ro38" style:family="table-row">
      <style:table-row-properties style:row-height="3.263cm" fo:break-before="auto" style:use-optimal-row-height="false"/>
    </style:style>
    <style:style style:name="ro39" style:family="table-row">
      <style:table-row-properties style:row-height="1.947cm" fo:break-before="auto" style:use-optimal-row-height="false"/>
    </style:style>
    <style:style style:name="ro40" style:family="table-row">
      <style:table-row-properties style:row-height="4.263cm" fo:break-before="auto" style:use-optimal-row-height="false"/>
    </style:style>
    <style:style style:name="ro41" style:family="table-row">
      <style:table-row-properties style:row-height="6.369cm" fo:break-before="auto" style:use-optimal-row-height="false"/>
    </style:style>
    <style:style style:name="ro42" style:family="table-row">
      <style:table-row-properties style:row-height="2.395cm" fo:break-before="auto" style:use-optimal-row-height="false"/>
    </style:style>
    <style:style style:name="ro43" style:family="table-row">
      <style:table-row-properties style:row-height="2.157cm" fo:break-before="auto" style:use-optimal-row-height="true"/>
    </style:style>
    <style:style style:name="ro44" style:family="table-row">
      <style:table-row-properties style:row-height="2.526cm" fo:break-before="auto" style:use-optimal-row-height="false"/>
    </style:style>
    <style:style style:name="ro45" style:family="table-row">
      <style:table-row-properties style:row-height="1.815cm" fo:break-before="auto" style:use-optimal-row-height="false"/>
    </style:style>
    <style:style style:name="ro46" style:family="table-row">
      <style:table-row-properties style:row-height="1.499cm" fo:break-before="auto" style:use-optimal-row-height="false"/>
    </style:style>
    <style:style style:name="ro47" style:family="table-row">
      <style:table-row-properties style:row-height="1.737cm" fo:break-before="auto" style:use-optimal-row-height="false"/>
    </style:style>
    <style:style style:name="ro48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1.526cm" fo:break-before="auto" style:use-optimal-row-height="false"/>
    </style:style>
    <style:style style:name="ro51" style:family="table-row">
      <style:table-row-properties style:row-height="2.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2cm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30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7" style:family="table-cell" style:parent-style-name="Default">
      <style:table-cell-properties fo:border="0.018cm solid #000000" fo:padding-bottom="0.049cm" fo:padding-left="0.035cm" fo:padding-right="0.035cm" fo:padding-top="0.049cm" style:vertical-align="top"/>
      <style:text-properties style:font-name="Arial3" fo:font-size="10pt" fo:font-weight="bold"/>
    </style:style>
    <style:style style:name="ce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ackground-color="#ffffff" style:text-align-source="value-type" style:repeat-content="false" fo:wrap-option="no-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start" fo:margin-left="0cm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fo:border="0.018cm solid #000000" fo:padding-bottom="0.049cm" fo:padding-left="0.035cm" fo:padding-right="0.035cm" fo:padding-top="0.049cm"/>
      <style:text-properties style:font-name="Arial3" fo:font-size="10pt" fo:font-weight="normal"/>
    </style:style>
    <style:style style:name="ce43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/>
      <style:text-properties fo:color="#ffffff" fo:font-weight="bold"/>
    </style:style>
    <style:style style:name="ce44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48" style:family="table-cell" style:parent-style-name="Default">
      <style:table-cell-properties fo:wrap-option="wrap" fo:border="0.018cm solid #000000" fo:padding-bottom="0.049cm" fo:padding-left="0.035cm" fo:padding-right="0.035cm" fo:padding-top="0.049cm"/>
    </style:style>
    <style:style style:name="ce49" style:family="table-cell" style:parent-style-name="Default">
      <style:table-cell-properties fo:wrap-option="wrap" fo:border="0.018cm solid #000000" fo:padding-bottom="0.049cm" fo:padding-left="0.035cm" fo:padding-right="0.035cm" fo:padding-top="0.049cm"/>
      <style:text-properties style:font-name="Arial3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wrap-option="wrap" fo:border="0.002cm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style:font-name="Arial3" fo:font-size="10pt" fo:font-weight="normal"/>
    </style:style>
    <style:style style:name="ce73" style:family="table-cell" style:parent-style-name="Default">
      <style:table-cell-properties fo:background-color="#000080" style:text-align-source="fix" style:repeat-content="false" fo:wrap-option="wrap" fo:border="0.002cm solid #000000" style:vertical-align="middle"/>
      <style:paragraph-properties fo:text-align="center" fo:margin-left="0cm"/>
      <style:text-properties fo:color="#ffffff" fo:font-weight="bold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77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2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/>
    </style:style>
    <style:style style:name="ce83" style:family="table-cell" style:parent-style-name="Default">
      <style:table-cell-properties fo:border="0.018cm solid #000000" fo:padding-bottom="0.049cm" fo:padding-left="0.035cm" fo:padding-right="0.035cm" fo:padding-top="0.049cm" style:vertical-align="top"/>
      <style:text-properties style:font-name="Arial3" fo:font-size="10pt" fo:font-weight="normal" style:font-name-asian="Arial" style:font-size-asian="10pt"/>
    </style:style>
    <style:style style:name="ce84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85" style:family="table-cell" style:parent-style-name="Default">
      <style:text-properties style:font-name="Arial3" fo:font-size="10pt" fo:font-weight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ce32"/>
        <table:table-column table:style-name="co9" table:default-cell-style-name="ce4"/>
        <table:table-column table:style-name="co10" table:default-cell-style-name="ce44"/>
        <table:table-column table:style-name="co11" table:default-cell-style-name="ce47"/>
        <table:table-column table:style-name="co12" table:default-cell-style-name="ce8"/>
        <table:table-column table:style-name="co13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74"/>
        <table:table-column table:style-name="co21" table:default-cell-style-name="ce47"/>
        <table:table-column table:style-name="co3" table:number-columns-repeated="10" table:default-cell-style-name="ce81"/>
        <table:table-column table:style-name="co3" table:number-columns-repeated="1004" table:default-cell-style-name="Default"/>
        <table:table-row table:style-name="ro10">
          <table:table-cell table:style-name="ce13"/>
          <table:table-cell table:style-name="ce34" office:value-type="string">
            <text:p>TEST CASES</text:p>
          </table:table-cell>
          <table:table-cell table:style-name="ce39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6"/>
          <table:table-cell table:style-name="ce77" office:value-type="string">
            <text:p>Passed</text:p>
          </table:table-cell>
          <table:table-cell table:style-name="ce77" table:formula="of:=COUNTIF([.L$7:.L$1008];[.$K1])" office:value-type="float" office:value="0">
            <text:p>0</text:p>
          </table:table-cell>
          <table:table-cell table:style-name="ce77" table:formula="of:=COUNTIF([.M$7:.M$1008];[.$K1])" office:value-type="float" office:value="6">
            <text:p>6</text:p>
          </table:table-cell>
          <table:table-cell table:style-name="ce77" table:formula="of:=COUNTIF([.N$7:.N$1008];[.$K1])" office:value-type="float" office:value="6">
            <text:p>6</text:p>
          </table:table-cell>
          <table:table-cell table:style-name="ce77" table:formula="of:=COUNTIF([.O$7:.O$1008];[.$K1])" office:value-type="float" office:value="0">
            <text:p>0</text:p>
          </table:table-cell>
          <table:table-cell table:style-name="ce83" table:number-columns-repeated="5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5" table:number-columns-repeated="2"/>
          <table:table-cell table:style-name="ce45" table:number-columns-repeated="2"/>
          <table:table-cell table:style-name="ce48"/>
          <table:table-cell table:style-name="ce13"/>
          <table:table-cell table:style-name="ce45"/>
          <table:table-cell table:style-name="ce58"/>
          <table:table-cell table:style-name="ce77"/>
          <table:table-cell table:style-name="ce77" office:value-type="string">
            <text:p>Failed</text:p>
          </table:table-cell>
          <table:table-cell table:style-name="ce77" table:formula="of:=COUNTIF([.L$7:.L$1008];[.$K2])" office:value-type="float" office:value="0">
            <text:p>0</text:p>
          </table:table-cell>
          <table:table-cell table:style-name="ce77" table:formula="of:=COUNTIF([.M$7:.M$1008];[.$K2])" office:value-type="float" office:value="0">
            <text:p>0</text:p>
          </table:table-cell>
          <table:table-cell table:style-name="ce77" table:formula="of:=COUNTIF([.N$7:.N$1008];[.$K2])" office:value-type="float" office:value="0">
            <text:p>0</text:p>
          </table:table-cell>
          <table:table-cell table:style-name="ce77" table:formula="of:=COUNTIF([.O$7:.O$1008];[.$K2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36" office:value-type="string">
            <text:p>Function List<text:span text:style-name="T4">:</text:span></text:p>
          </table:table-cell>
          <table:table-cell table:style-name="ce4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13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7" office:value-type="string">
            <text:p>Blocked</text:p>
          </table:table-cell>
          <table:table-cell table:style-name="ce77" table:formula="of:=COUNTIF([.L$7:.L$1008];[.$K3])" office:value-type="float" office:value="0">
            <text:p>0</text:p>
          </table:table-cell>
          <table:table-cell table:style-name="ce77" table:formula="of:=COUNTIF([.M$7:.M$1008];[.$K3])" office:value-type="float" office:value="0">
            <text:p>0</text:p>
          </table:table-cell>
          <table:table-cell table:style-name="ce77" table:formula="of:=COUNTIF([.N$7:.N$1008];[.$K3])" office:value-type="float" office:value="0">
            <text:p>0</text:p>
          </table:table-cell>
          <table:table-cell table:style-name="ce77" table:formula="of:=COUNTIF([.O$7:.O$1008];[.$K3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13"/>
          <table:table-cell table:style-name="ce36" office:value-type="string">
            <text:p>Total main cases:</text:p>
          </table:table-cell>
          <table:table-cell table:style-name="ce41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1"/>
          <table:table-cell table:style-name="ce48"/>
          <table:table-cell table:style-name="ce13"/>
          <table:table-cell table:style-name="ce56"/>
          <table:table-cell table:style-name="ce59"/>
          <table:table-cell table:style-name="ce77"/>
          <table:table-cell table:style-name="ce78" office:value-type="string">
            <text:p>Untested</text:p>
          </table:table-cell>
          <table:table-cell table:style-name="ce77" table:formula="of:=COUNTIF([.L$7:.L$1008];[.$K4])" office:value-type="float" office:value="0">
            <text:p>0</text:p>
          </table:table-cell>
          <table:table-cell table:style-name="ce77" table:formula="of:=COUNTIF([.M$7:.M$1008];[.$K4])" office:value-type="float" office:value="0">
            <text:p>0</text:p>
          </table:table-cell>
          <table:table-cell table:style-name="ce77" table:formula="of:=COUNTIF([.N$7:.N$1008];[.$K4])" office:value-type="float" office:value="0">
            <text:p>0</text:p>
          </table:table-cell>
          <table:table-cell table:style-name="ce77" table:formula="of:=COUNTIF([.O$7:.O$1008];[.$K4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83" table:number-columns-repeated="2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13"/>
          <table:table-cell table:style-name="ce37"/>
          <table:table-cell table:style-name="ce42" table:number-columns-repeated="3"/>
          <table:table-cell table:style-name="ce49"/>
          <table:table-cell table:style-name="ce42" table:number-columns-repeated="2"/>
          <table:table-cell table:style-name="ce72"/>
          <table:table-cell table:style-name="ce78"/>
          <table:table-cell table:style-name="ce13" office:value-type="string">
            <text:p>N/A</text:p>
          </table:table-cell>
          <table:table-cell table:style-name="ce77" table:formula="of:=COUNTIF([.L$7:.L$1008];[.$K5])" office:value-type="float" office:value="0">
            <text:p>0</text:p>
          </table:table-cell>
          <table:table-cell table:style-name="ce77" table:formula="of:=COUNTIF([.M$7:.M$1008];[.$K5])" office:value-type="float" office:value="0">
            <text:p>0</text:p>
          </table:table-cell>
          <table:table-cell table:style-name="ce77" table:formula="of:=COUNTIF([.N$7:.N$1008];[.$K5])" office:value-type="float" office:value="0">
            <text:p>0</text:p>
          </table:table-cell>
          <table:table-cell table:style-name="ce77" table:formula="of:=COUNTIF([.O$7:.O$1008];[.$K5])" office:value-type="float" office:value="0">
            <text:p>0</text:p>
          </table:table-cell>
          <table:table-cell table:style-name="ce77" table:number-columns-repeated="2"/>
          <table:table-cell table:style-name="ce13"/>
          <table:table-cell table:style-name="ce42" table:number-columns-repeated="2"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0" office:value-type="string">
            <text:p>Case No</text:p>
          </table:table-cell>
          <table:table-cell table:style-name="ce38" office:value-type="string">
            <text:p>Related function</text:p>
          </table:table-cell>
          <table:table-cell table:style-name="ce43" office:value-type="string">
            <text:p>Case ID</text:p>
          </table:table-cell>
          <table:table-cell table:style-name="ce43" office:value-type="string">
            <text:p>Path</text:p>
          </table:table-cell>
          <table:table-cell table:style-name="ce43" office:value-type="string">
            <text:p>Case Name</text:p>
          </table:table-cell>
          <table:table-cell table:style-name="ce50" office:value-type="string">
            <text:p>Description</text:p>
          </table:table-cell>
          <table:table-cell table:style-name="ce43" office:value-type="string">
            <text:p>Step</text:p>
          </table:table-cell>
          <table:table-cell table:style-name="ce43" office:value-type="string">
            <text:p>Expected Result</text:p>
          </table:table-cell>
          <table:table-cell table:style-name="ce73" office:value-type="string">
            <text:p>Priority</text:p>
          </table:table-cell>
          <table:table-cell table:style-name="ce43" office:value-type="string">
            <text:p>Affect</text:p>
          </table:table-cell>
          <table:table-cell table:number-columns-repeated="2" table:style-name="ce80" office:value-type="string">
            <text:p>Tester</text:p>
          </table:table-cell>
          <table:table-cell table:style-name="ce82" office:value-type="string">
            <text:p>IE7</text:p>
          </table:table-cell>
          <table:table-cell table:style-name="ce82" office:value-type="string">
            <text:p>FireFox3.5</text:p>
          </table:table-cell>
          <table:table-cell table:style-name="ce82" office:value-type="string">
            <text:p>Comment/Bug</text:p>
          </table:table-cell>
          <table:table-cell table:style-name="ce80" office:value-type="string">
            <text:p>JIRA issue</text:p>
          </table:table-cell>
          <table:table-cell table:style-name="ce80" office:value-type="string">
            <text:p>Comment</text:p>
          </table:table-cell>
          <table:table-cell table:style-name="ce82" table:number-columns-repeated="3"/>
          <table:table-cell table:style-name="ce86" table:number-columns-repeated="234"/>
          <table:table-cell table:number-columns-repeated="770"/>
        </table:table-row>
        <table:table-row table:style-name="ro12">
          <table:table-cell table:style-name="ce31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</text:span><text:span text:style-name="T7">on 1 </text:span><text:span text:style-name="T7">category and </text:span><text:span text:style-name="T7">select Edit</text:span></text:p>
            <text:p><text:span text:style-name="T7">- Change </text:span><text:span text:style-name="T7">values</text:span></text:p>
            <text:p><text:span text:style-name="T5">Delete</text:span></text:p>
            <text:p><text:span text:style-name="T8">- Right click </text:span><text:span text:style-name="T8">on 1 </text:span><text:span text:style-name="T8">category and </text:span><text:span text:style-name="T8">select Delete</text:span></text:p>
            <text:p><text:span text:style-name="T5">Move</text:span><text:span text:style-name="T6"> </text:span></text:p>
            <text:p><text:span text:style-name="T8">- Right click </text:span><text:span text:style-name="T8">on 1 </text:span><text:span text:style-name="T8">category and </text:span><text:span text:style-name="T8">select Move</text:span></text:p>
            <text:p><text:span text:style-name="T8">- Choose </text:span><text:span text:style-name="T8">destination </text:span><text:span text:style-name="T8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</text:span><text:span text:style-name="T9">on 1 </text:span><text:span text:style-name="T9">category and </text:span><text:span text:style-name="T9">select Import</text:span></text:p>
            <text:p><text:span text:style-name="T9">- Choose the </text:span><text:span text:style-name="T9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5">Add </text:span><text:span text:style-name="T5">Question</text:span></text:p>
            <text:p>- Select 1 category and click on Submit question</text:p>
            <text:p>- Put values</text:p>
            <text:p><text:span text:style-name="T5">Edit </text:span><text:span text:style-name="T5">Question</text:span></text:p>
            <text:p>- Right click on a question and select Edit</text:p>
            <text:p>- Change values</text:p>
            <text:p><text:span text:style-name="T5">Delete </text:span><text:span text:style-name="T5">Question</text:span></text:p>
            <text:p><text:span text:style-name="T8">- Right click </text:span><text:span text:style-name="T8">on a </text:span><text:span text:style-name="T8">question and </text:span><text:span text:style-name="T8">select Delete</text:span></text:p>
            <text:p><text:span text:style-name="T5">Move </text:span><text:span text:style-name="T5">Question</text:span></text:p>
            <text:p><text:span text:style-name="T10">- Right click </text:span><text:span text:style-name="T10">on question </text:span><text:span text:style-name="T10">and select </text:span><text:span text:style-name="T10">Move to </text:span></text:p>
            <text:p><text:span text:style-name="T10">- Select </text:span><text:span text:style-name="T10">destination </text:span><text:span text:style-name="T10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6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87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51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5">Approve/dis</text:span><text:span text:style-name="T5">approve</text:span></text:p>
            <text:p><text:span text:style-name="T11">- Select All </text:span><text:span text:style-name="T11">Question tab</text:span></text:p>
            <text:p>- Click Disapprove icon on approved question</text:p>
            <text:p><text:span text:style-name="T9">- Click </text:span><text:span text:style-name="T9">Approve icon </text:span><text:span text:style-name="T9">on </text:span><text:span text:style-name="T9">disapproved </text:span><text:span text:style-name="T9">question</text:span></text:p>
            <text:p><text:span text:style-name="T5">Active/Inact</text:span><text:span text:style-name="T5">ive</text:span><text:span text:style-name="T6"> </text:span></text:p>
            <text:p><text:span text:style-name="T12">- Select All </text:span><text:span text:style-name="T12">Question tab</text:span></text:p>
            <text:p><text:span text:style-name="T9">- Click </text:span><text:span text:style-name="T9">Inactivate </text:span><text:span text:style-name="T9">icon on </text:span><text:span text:style-name="T9">activated </text:span><text:span text:style-name="T9">question</text:span></text:p>
            <text:p><text:span text:style-name="T9">- Click </text:span><text:span text:style-name="T9">Activate icon </text:span><text:span text:style-name="T9">on inactivate </text:span><text:span text:style-name="T9">question</text:span></text:p>
            <text:p><text:span text:style-name="T5">Answer </text:span><text:span text:style-name="T5">question</text:span></text:p>
            <text:p><text:span text:style-name="T12">- Select </text:span><text:span text:style-name="T12">Open </text:span><text:span text:style-name="T12">Question tab</text:span></text:p>
            <text:p><text:span text:style-name="T9">- Click </text:span><text:span text:style-name="T9">Answer on </text:span><text:span text:style-name="T9">question </text:span><text:span text:style-name="T9">want to </text:span><text:span text:style-name="T9">answer</text:span></text:p>
            <text:p><text:span text:style-name="T9">- Put values</text:span></text:p>
            <text:p><text:span text:style-name="T5">Edit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edit</text:span></text:p>
            <text:p><text:span text:style-name="T9">- Put values</text:span></text:p>
            <text:p><text:span text:style-name="T5">Delete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</text:span><text:span text:style-name="T9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5"><text:s/></text:span><text:span text:style-name="T5">Add </text:span><text:span text:style-name="T5">answers</text:span></text:p>
            <text:p>- Click Answer button</text:p>
            <text:p>- Put values </text:p>
            <text:p><text:span text:style-name="T5">Edit</text:span></text:p>
            <text:p><text:span text:style-name="T10">- Open </text:span><text:span text:style-name="T10">question </text:span><text:span text:style-name="T10">having </text:span><text:span text:style-name="T10">answers </text:span></text:p>
            <text:p><text:span text:style-name="T10">- Click Edit </text:span><text:span text:style-name="T10">icon in </text:span><text:span text:style-name="T10">answer of </text:span><text:span text:style-name="T10">question</text:span></text:p>
            <text:p><text:span text:style-name="T10">- Put values</text:span></text:p>
            <text:p><text:span text:style-name="T5">Delete</text:span></text:p>
            <text:p><text:span text:style-name="T8">- Open </text:span><text:span text:style-name="T8">question </text:span><text:span text:style-name="T8">having </text:span><text:span text:style-name="T8">answers </text:span></text:p>
            <text:p><text:span text:style-name="T8">- Click </text:span><text:span text:style-name="T8">Delete icon </text:span><text:span text:style-name="T8">in answer of </text:span><text:span text:style-name="T8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51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5">Add </text:span><text:span text:style-name="T5">comment in </text:span><text:span text:style-name="T5">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</text:span><text:span text:style-name="T9">question </text:span><text:span text:style-name="T9">having </text:span><text:span text:style-name="T9">comment</text:span></text:p>
            <text:p><text:span text:style-name="T9">- Click </text:span><text:span text:style-name="T9">Delete icon </text:span><text:span text:style-name="T9">on comment</text:span></text:p>
            <text:p><text:span text:style-name="T5">Promote a </text:span><text:span text:style-name="T5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5">Add </text:span><text:span text:style-name="T5">category</text:span></text:p>
            <text:p>- Go to Forum</text:p>
            <text:p>- Click on Add Category</text:p>
            <text:p>- Put values</text:p>
            <text:p><text:span text:style-name="T5">Edit </text:span><text:span text:style-name="T5">category</text:span></text:p>
            <text:p>- Select 1 category</text:p>
            <text:p>- Click on Manage category → Edit</text:p>
            <text:p>- Put values</text:p>
            <text:p><text:span text:style-name="T5">Delete </text:span><text:span text:style-name="T5">category</text:span></text:p>
            <text:p><text:span text:style-name="T9">- Click on </text:span><text:span text:style-name="T9">Manage </text:span><text:span text:style-name="T9">category → </text:span><text:span text:style-name="T9">Delete</text:span></text:p>
            <text:p><text:span text:style-name="T9">- Click OK </text:span><text:span text:style-name="T9">on confirm </text:span><text:span text:style-name="T9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5">Export </text:span><text:span text:style-name="T5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</text:span><text:span text:style-name="T13">category</text:span></text:p>
            <text:p><text:span text:style-name="T8">- Go to </text:span><text:span text:style-name="T8">Forum page</text:span></text:p>
            <text:p><text:span text:style-name="T9">- Click on </text:span><text:span text:style-name="T9">Administratio</text:span><text:span text:style-name="T9">n → Import</text:span></text:p>
            <text:p><text:span text:style-name="T9">- Browse a </text:span><text:span text:style-name="T9">file</text:span></text:p>
            <text:p><text:span text:style-name="T9">- Click Save</text:span></text:p>
            <text:p><text:span text:style-name="T5">Export </text:span><text:span text:style-name="T5">forum in </text:span><text:span text:style-name="T5">category</text:span></text:p>
            <text:p><text:span text:style-name="T11">- Select 1 </text:span><text:span text:style-name="T11">category has </text:span><text:span text:style-name="T11">forum(s)</text:span></text:p>
            <text:p><text:span text:style-name="T11">- Click on </text:span><text:span text:style-name="T11">Manage </text:span><text:span text:style-name="T11">Categoy → </text:span><text:span text:style-name="T11">Export </text:span><text:span text:style-name="T11">Forum(s)</text:span></text:p>
            <text:p><text:span text:style-name="T11">- Select </text:span><text:span text:style-name="T11">forum(s) to </text:span><text:span text:style-name="T11">export</text:span></text:p>
            <text:p><text:span text:style-name="T11">- Click Save</text:span></text:p>
            <text:p><text:span text:style-name="T13">Import </text:span><text:span text:style-name="T13">forum in </text:span><text:span text:style-name="T13">category</text:span></text:p>
            <text:p><text:span text:style-name="T12">- Select 1 </text:span><text:span text:style-name="T12">category </text:span></text:p>
            <text:p><text:span text:style-name="T12">- Click on </text:span><text:span text:style-name="T12">Manage </text:span><text:span text:style-name="T12">Categoy </text:span><text:span text:style-name="T12">→Import </text:span><text:span text:style-name="T12">Forum</text:span></text:p>
            <text:p><text:span text:style-name="T12">- Browse a </text:span><text:span text:style-name="T12">file</text:span></text:p>
            <text:p><text:span text:style-name="T12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53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5">Lock/Unloc</text:span><text:span text:style-name="T5">k forum</text:span> 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Lock/Unlock</text:span></text:p>
            <text:p><text:span text:style-name="T5">Open/Close </text:span><text:span text:style-name="T5">forum 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Open/Close</text:span></text:p>
            <text:p><text:span text:style-name="T5">Manage </text:span><text:span text:style-name="T5">watch in </text:span><text:span text:style-name="T5">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Manage </text:span><text:span text:style-name="T9">Watch</text:span></text:p>
            <text:p><text:span text:style-name="T5">Manage </text:span><text:span text:style-name="T5">Ban IP in </text:span><text:span text:style-name="T5">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Ban Ips</text:span></text:p>
            <text:p><text:span text:style-name="T9">- Put IP </text:span><text:span text:style-name="T9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Delete</text:span></text:p>
            <text:p><text:span text:style-name="T5">Mov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Move</text:span></text:p>
            <text:p><text:span text:style-name="T9">- Choose the </text:span><text:span text:style-name="T9">destination </text:span><text:span text:style-name="T9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5">Lock/Unloc</text:span><text:span text:style-name="T5">k topic</text:span></text:p>
            <text:p>- Click on More action → Lock/Unlock </text:p>
            <text:p><text:span text:style-name="T5">Close/Open </text:span><text:span text:style-name="T5">topic</text:span></text:p>
            <text:p><text:span text:style-name="T9">- Click on </text:span><text:span text:style-name="T9">More action </text:span><text:span text:style-name="T9">→ </text:span><text:span text:style-name="T9">Close/Open</text:span></text:p>
            <text:p><text:span text:style-name="T13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51" table:content-validation-name="val1" office:value-type="string">
            <text:p>Step 1: Manage tag on Topic</text:p>
          </table:table-cell>
          <table:table-cell table:style-name="ce54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4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54" office:value-type="string">
            <text:p>- Open 1 topic</text:p>
            <text:p>- Click on Rate </text:p>
            <text:p>- Move mouse over stars</text:p>
          </table:table-cell>
          <table:table-cell table:style-name="ce54" office:value-type="string">
            <text:p>Topic is rated successfully. The number of stars are selected set yellow.</text:p>
            <text:p><text:span text:style-name="T9"/></text:p>
          </table:table-cell>
          <table:table-cell office:value-type="string">
            <text:p>Low</text:p>
          </table:table-cell>
          <table:table-cell table:number-columns-repeated="11"/>
          <table:table-cell table:style-name="ce87" table:number-columns-repeated="1004"/>
        </table:table-row>
        <table:table-row table:style-name="ro3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51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</text:span><text:span text:style-name="T5">en Poll</text:span></text:p>
            <text:p>- Click on Close/ Reopen icon</text:p>
            <text:p><text:span text:style-name="T5">Remove </text:span><text:span text:style-name="T5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</text:span><text:span text:style-name="T5">post</text:span></text:p>
            <text:p>- Click Private button</text:p>
            <text:p><text:span text:style-name="T5">Quote a </text:span><text:span text:style-name="T5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3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5">Change </text:span><text:span text:style-name="T5">profile </text:span><text:span text:style-name="T5">information</text:span></text:p>
            <text:p>- Click on Profile tab</text:p>
            <text:p>- Chang profile information</text:p>
            <text:p><text:span text:style-name="T5">Change </text:span><text:span text:style-name="T5">forum </text:span><text:span text:style-name="T5">settings</text:span></text:p>
            <text:p><text:span text:style-name="T9">- Click on </text:span><text:span text:style-name="T9">Forum </text:span><text:span text:style-name="T9">settings tab</text:span></text:p>
            <text:p><text:span text:style-name="T9">- Chang </text:span><text:span text:style-name="T9">forum </text:span><text:span text:style-name="T9">information</text:span></text:p>
            <text:p><text:span text:style-name="T5">Manage my </text:span><text:span text:style-name="T5">subscriptio</text:span><text:span text:style-name="T5">n</text:span></text:p>
            <text:p><text:span text:style-name="T9">- Click on My </text:span><text:span text:style-name="T9">subscriptions </text:span><text:span text:style-name="T9">tab</text:span></text:p>
            <text:p><text:span text:style-name="T9">- Chang </text:span><text:span text:style-name="T9">subscriptions </text:span><text:span text:style-name="T9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51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5">Change </text:span><text:span text:style-name="T5">user profile</text:span></text:p>
            <text:p>- Click on Profile tab</text:p>
            <text:p>- Change information</text:p>
            <text:p><text:span text:style-name="T5">Change </text:span><text:span text:style-name="T5">user setting</text:span></text:p>
            <text:p><text:span text:style-name="T9">- Click on </text:span><text:span text:style-name="T9">Setting tab</text:span></text:p>
            <text:p><text:span text:style-name="T9">- Change </text:span><text:span text:style-name="T9">information</text:span></text:p>
            <text:p><text:span text:style-name="T5">Ban User</text:span></text:p>
            <text:p><text:span text:style-name="T9">- Click on </text:span><text:span text:style-name="T9">Ban Uses </text:span><text:span text:style-name="T9">tab</text:span></text:p>
            <text:p><text:span text:style-name="T9">- Change </text:span><text:span text:style-name="T9">information</text:span></text:p>
            <text:p><text:span text:style-name="T5">View all </text:span><text:span text:style-name="T5">topics of </text:span><text:span text:style-name="T5">User</text:span></text:p>
            <text:p><text:span text:style-name="T9">- Click on </text:span><text:span text:style-name="T9">Topic tab</text:span></text:p>
            <text:p><text:span text:style-name="T5">View add </text:span><text:span text:style-name="T5">posts by </text:span><text:span text:style-name="T5">User</text:span></text:p>
            <text:p><text:span text:style-name="T9">- Click on </text:span><text:span text:style-name="T9">Posts tab</text:span></text:p>
            <text:p><text:span text:style-name="T9"/></text:p>
            <text:p><text:span text:style-name="T15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4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51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87" table:number-columns-repeated="1004"/>
        </table:table-row>
        <table:table-row table:style-name="ro46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6"/>
          <table:table-cell table:style-name="ce87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51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87"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1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 table:number-rows-repeated="2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51" table:content-validation-name="val1"/>
          <table:table-cell table:number-columns-repeated="2"/>
          <table:table-cell table:style-name="ce12"/>
          <table:table-cell table:style-name="ce79"/>
          <table:table-cell table:style-name="ce13" table:number-columns-repeated="10"/>
          <table:table-cell table:number-columns-repeated="1004"/>
        </table:table-row>
        <table:table-row table:style-name="ro1" table:number-rows-repeated="10">
          <table:table-cell table:style-name="ce33" table:number-columns-repeated="2"/>
          <table:table-cell table:style-name="Default" table:number-columns-repeated="3"/>
          <table:table-cell table:style-name="ce52"/>
          <table:table-cell table:style-name="ce55"/>
          <table:table-cell table:style-name="ce57"/>
          <table:table-cell table:style-name="ce75"/>
          <table:table-cell table:style-name="Default" table:number-columns-repeated="11"/>
          <table:table-cell table:number-columns-repeated="1004"/>
        </table:table-row>
        <table:table-row table:style-name="ro1" table:number-rows-repeated="10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52"/>
          <table:table-cell table:style-name="Default" table:number-columns-repeated="14"/>
          <table:table-cell table:number-columns-repeated="100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1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8-12-16T22:10:12</meta:creation-date>
    <dc:date>2012-05-17T11:59:28.41</dc:date>
    <meta:printed-by>Thanh Cong Nguyen</meta:printed-by>
    <meta:print-date>2009-03-06T17:07:42</meta:print-date>
    <dc:language>en-US</dc:language>
    <meta:editing-cycles>176</meta:editing-cycles>
    <meta:editing-duration>P7DT14H42M30S</meta:editing-duration>
    <meta:document-statistic meta:table-count="3" meta:cell-count="764" meta:object-count="0"/>
    <meta:user-defined meta:name="Info 1"/>
    <meta:user-defined meta:name="Info 2"/>
    <meta:user-defined meta:name="Info 3"/>
    <meta:user-defined meta:name="Info 4"/>
  </office:meta>
</office:document-meta>
</file>